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" svg:font-family="'Apple Color Emoji'" style:font-adornments="Bold" style:font-pitch="variable"/>
    <style:font-face style:name="Chalkboard" svg:font-family="Chalkboard" style:font-adornments="Bold" style:font-pitch="variable"/>
    <style:font-face style:name="Chalkduster" svg:font-family="Chalkduste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cm" fo:min-width="0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Chalkboard"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style:font-name="Chalkboard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halkboard" fo:font-size="18pt" style:font-size-asian="18pt" style:font-size-complex="18pt"/>
    </style:style>
    <style:style style:name="T3" style:family="text">
      <style:text-properties style:text-position="sub 75%" style:font-name="Chalkboard" fo:font-size="18pt" style:font-size-asian="18pt" style:font-size-complex="18pt"/>
    </style:style>
    <style:style style:name="T4" style:family="text">
      <style:text-properties style:text-position="super 70%" style:font-name="Chalkboar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37cm" svg:height="16.477cm" svg:x="0.316cm" svg:y="0.37cm">
          <draw:text-box>
            <text:p text:style-name="P1"><text:span text:style-name="T1">Neural Network Procedure - Setup</text:span></text:p>
            <text:p text:style-name="P1"><text:span text:style-name="T2"/></text:p>
            <text:p text:style-name="P1"><text:span text:style-name="T2">1) Represent your input data as an N-dimensional array, I, e.g.</text:span></text:p>
            <text:p text:style-name="P1"><text:span text:style-name="T2"><text:tab/></text:span><text:span text:style-name="T2"><text:tab/></text:span><text:span text:style-name="T2">- handwriting recognition – 784 pixel values (28x28)</text:span></text:p>
            <text:p text:style-name="P1"><text:span text:style-name="T2"><text:tab/></text:span><text:span text:style-name="T2"><text:tab/></text:span><text:span text:style-name="T2">- PID – p, theta, phi, nphe, beta, Edep, …</text:span></text:p>
            <text:p text:style-name="P1"><text:span text:style-name="T2"><text:s text:c="3"/></text:span><text:span text:style-name="T2">the values should be normalized so the range is 0.01 – 1.00 (avoid exactly zero)</text:span></text:p>
            <text:p text:style-name="P1"><text:span text:style-name="T2"/></text:p>
            <text:p text:style-name="P1"><text:span text:style-name="T2">2) Represent the possible outputs as an M-dimensional array, e.g.</text:span></text:p>
            <text:p text:style-name="P1"><text:span text:style-name="T2"><text:tab/></text:span><text:span text:style-name="T2"><text:tab/></text:span><text:span text:style-name="T2">- handwriting recognition – (0, 1, …, 9) and/or (a, b, …, z) and/or (A, B, …, Z)</text:span></text:p>
            <text:p text:style-name="P1"><text:span text:style-name="T2"><text:s text:c="2"/></text:span><text:span text:style-name="T2">and represent a specific output, T (for target), as (0.01, 0.01, …, 0.99, …, 0.01, 0.01) (e.g.)</text:span></text:p>
            <text:p text:style-name="P1"><text:span text:style-name="T2"/></text:p>
            <text:p text:style-name="P1"><text:span text:style-name="T2">3) Select a value for H – the number of hidden nodes (100 is reasonable), and L – the learning rate (0.3 is reasonable). These can be tuned later.</text:span></text:p>
            <text:p text:style-name="P1"><text:span text:style-name="T2"/></text:p>
            <text:p text:style-name="P1"><text:span text:style-name="T2">4) Construct the weight matrices W</text:span><text:span text:style-name="T3">input, hidden</text:span><text:span text:style-name="T2"> and W</text:span><text:span text:style-name="T3">hidden, output</text:span><text:span text:style-name="T2"> . The dimensions of W</text:span><text:span text:style-name="T3">ih</text:span><text:span text:style-name="T2"> and W</text:span><text:span text:style-name="T3">ho</text:span><text:span text:style-name="T2"> will be H x N and M x H, respectively. Their elements should be distributed randomly based on a gaussian distribution with a mean of zero and standard deviations of 1/sqrt(H) and 1/sqrt(M), respectively. </text:span></text:p>
            <text:p text:style-name="P1"><text:span text:style-name="T2"/></text:p>
            <text:p text:style-name="P1"><text:span text:style-name="T2">5) Define an activation function A(x), e.g.</text:span></text:p>
          </draw:text-box>
        </draw:frame>
        <draw:frame draw:style-name="gr2" draw:text-style-name="P2" draw:layer="layout" svg:width="5.759cm" svg:height="2.301cm" svg:x="10.243cm" svg:y="17.3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37cm" svg:height="18.425cm" svg:x="0.316cm" svg:y="0.37cm">
          <draw:text-box>
            <text:p text:style-name="P1"><text:span text:style-name="T1">Neural Network Procedure - Training</text:span></text:p>
            <text:p text:style-name="P1"><text:span text:style-name="T2"/></text:p>
            <text:p text:style-name="P1"><text:span text:style-name="T2">1) Calculate the following quantities: hidden inputs (HI), hidden outputs (HO), final inputs (FI), final outputs (FO), output errors (OE), hidden errors (HE), where,</text:span></text:p>
            <text:p text:style-name="P1"><text:span text:style-name="T2"/></text:p>
            <text:p text:style-name="P1"><text:span text:style-name="T2"><text:tab/></text:span><text:span text:style-name="T2">HI = W</text:span><text:span text:style-name="T3">ih</text:span><text:span text:style-name="T2"> * I</text:span></text:p>
            <text:p text:style-name="P1"><text:span text:style-name="T2"><text:tab/></text:span><text:span text:style-name="T2">HO = A(HI)</text:span></text:p>
            <text:p text:style-name="P1"><text:span text:style-name="T2"/></text:p>
            <text:p text:style-name="P1"><text:span text:style-name="T2"><text:tab/></text:span><text:span text:style-name="T2">FI = W</text:span><text:span text:style-name="T3">ho</text:span><text:span text:style-name="T2"> * HO</text:span></text:p>
            <text:p text:style-name="P1"><text:span text:style-name="T2"><text:tab/></text:span><text:span text:style-name="T2">FO = A(FI)</text:span></text:p>
            <text:p text:style-name="P1"><text:span text:style-name="T2"/></text:p>
            <text:p text:style-name="P1"><text:span text:style-name="T2"><text:tab/></text:span><text:span text:style-name="T2">OE = T – FO</text:span></text:p>
            <text:p text:style-name="P1"><text:span text:style-name="T2"><text:tab/></text:span><text:span text:style-name="T2">HE = W</text:span><text:span text:style-name="T3">ho</text:span><text:span text:style-name="T4">T</text:span><text:span text:style-name="T2"> * OE</text:span></text:p>
            <text:p text:style-name="P1"><text:span text:style-name="T2"/></text:p>
            <text:p text:style-name="P1"><text:span text:style-name="T2"><text:s text:c="2"/></text:span><text:span text:style-name="T2">where A(matrix) simply acts on each element in the matrix.</text:span></text:p>
            <text:p text:style-name="P1"><text:span text:style-name="T2"/></text:p>
            <text:p text:style-name="P1"><text:span text:style-name="T2">2) Update the weight matrices:</text:span></text:p>
            <text:p text:style-name="P1"><text:span text:style-name="T2"/></text:p>
            <text:p text:style-name="P1"><text:span text:style-name="T2"><text:tab/></text:span><text:span text:style-name="T2">W</text:span><text:span text:style-name="T3">ho</text:span><text:span text:style-name="T2"> → </text:span><text:span text:style-name="T2">W</text:span><text:span text:style-name="T3">ho</text:span><text:span text:style-name="T2"> + L * (OE * FO * (1.0 – FO)) * HO</text:span><text:span text:style-name="T4">T</text:span><text:span text:style-name="T2">)</text:span></text:p>
            <text:p text:style-name="P1"><text:span text:style-name="T2"><text:tab/></text:span><text:span text:style-name="T2">W</text:span><text:span text:style-name="T3">ih</text:span><text:span text:style-name="T2"> → W</text:span><text:span text:style-name="T3">ih</text:span><text:span text:style-name="T2"> + L * (HE * HO * (1.0 – HO)) * I</text:span><text:span text:style-name="T4">T</text:span><text:span text:style-name="T2">)</text:span></text:p>
            <text:p text:style-name="P1"><text:span text:style-name="T2"/></text:p>
            <text:p text:style-name="P1"><text:span text:style-name="T2">3) Iterate over the whole training samp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37cm" svg:height="12.33cm" svg:x="0.316cm" svg:y="0.37cm">
          <draw:text-box>
            <text:p text:style-name="P1"><text:span text:style-name="T1">Neural Network Procedure – Querying</text:span></text:p>
            <text:p text:style-name="P1"><text:span text:style-name="T2"/></text:p>
            <text:p text:style-name="P1"><text:span text:style-name="T2">1) </text:span><text:span text:style-name="T2">Represent your input data as a normalized N-dimensional array, I, as previously described</text:span></text:p>
            <text:p text:style-name="P1"><text:span text:style-name="T2"/></text:p>
            <text:p text:style-name="P1"><text:span text:style-name="T2">2) Calculate HI, HO, FI, FO as previously described</text:span></text:p>
            <text:p text:style-name="P1"><text:span text:style-name="T2"/></text:p>
            <text:p text:style-name="P1"><text:span text:style-name="T2">3) FO will be an M-dimensional array. The output corresponding to the largest value in FO will be the networks best guess at an answ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olor Emoji" svg:font-family="'Apple Color Emoji'" style:font-adornments="Bold" style:font-pitch="variable"/>
    <style:font-face style:name="Chalkboard" svg:font-family="Chalkboard" style:font-adornments="Bold" style:font-pitch="variable"/>
    <style:font-face style:name="Chalkduster" svg:font-family="Chalkduste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9:03:37.451802000</meta:creation-date>
    <dc:date>2017-05-18T21:13:20.251660000</dc:date>
    <meta:editing-duration>PT1H39M9S</meta:editing-duration>
    <meta:editing-cycles>5</meta:editing-cycles>
    <meta:generator>LibreOffice/4.2.3.3$MacOSX_x86 LibreOffice_project/882f8a0a489bc99a9e60c7905a60226254cb6ff0</meta:generator>
    <meta:document-statistic meta:object-count="3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A( x ) = { 1 } over { 1 + e^{-x} }</annotation>
  </semantics>
</math>
</file>